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solid" style:text-underline-width="auto" style:text-underline-color="font-color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Arial" style:font-family-generic="swiss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2.838cm" svg:height="2.592cm" svg:x="1.28cm" svg:y="1.593cm" presentation:class="title" presentation:user-transformed="true">
          <draw:text-box>
            <text:p text:style-name="P1"><text:span text:style-name="T1">Hate Speech Detection and Classification</text:span></text:p>
          </draw:text-box>
        </draw:frame>
        <draw:frame draw:name="Shape 55" presentation:style-name="pr2" draw:text-style-name="P4" draw:layer="layout" svg:width="22.838cm" svg:height="5.171cm" svg:x="1.085cm" svg:y="8.175cm" presentation:class="subtitle" presentation:user-transformed="true">
          <draw:text-box>
            <text:p text:style-name="P3"><text:span text:style-name="T2">Akash Das(IS201401004)</text:span></text:p>
            <text:p text:style-name="P3"><text:span text:style-name="T2"/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0" presentation:style-name="pr1" draw:text-style-name="P2" draw:layer="layout" svg:width="22.838cm" svg:height="2.592cm" svg:x="1.28cm" svg:y="1.593cm" presentation:class="title" presentation:user-transformed="true">
          <draw:text-box>
            <text:p text:style-name="P3"><text:span text:style-name="T3">Project Idea</text:span></text:p>
          </draw:text-box>
        </draw:frame>
        <draw:frame draw:name="Shape 61" presentation:style-name="pr2" draw:text-style-name="P4" draw:layer="layout" svg:width="22.838cm" svg:height="7.28cm" svg:x="1.105cm" svg:y="5.683cm" presentation:class="subtitle" presentation:user-transformed="true">
          <draw:text-box>
            <text:p text:style-name="P3"><text:span text:style-name="T2">The main aim of this project is to distinguish between hate speech and non-hate speech and to classify the hate speeches into different categories. 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6" presentation:style-name="pr1" draw:text-style-name="P2" draw:layer="layout" svg:width="22.838cm" svg:height="2.592cm" svg:x="1.28cm" svg:y="1.593cm" presentation:class="title" presentation:user-transformed="true">
          <draw:text-box>
            <text:p text:style-name="P3"><text:span text:style-name="T3">Requirement</text:span></text:p>
          </draw:text-box>
        </draw:frame>
        <draw:frame draw:name="Shape 67" presentation:style-name="pr2" draw:text-style-name="P4" draw:layer="layout" svg:width="22.838cm" svg:height="8.765cm" svg:x="1.045cm" svg:y="5.26cm" presentation:class="subtitle" presentation:user-transformed="true">
          <draw:text-box>
            <text:list text:style-name="L3">
              <text:list-item>
                <text:p text:style-name="P6"><text:span text:style-name="T2">Understand the differences between hate speech, offensive languages and non-hate speech. </text:span></text:p>
              </text:list-item>
              <text:list-item>
                <text:p text:style-name="P6"><text:span text:style-name="T2">Machine learning in NLP</text:span></text:p>
              </text:list-item>
              <text:list-item>
                <text:p text:style-name="P6"><text:span text:style-name="T2">Twitter data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72" presentation:style-name="pr1" draw:text-style-name="P2" draw:layer="layout" svg:width="22.838cm" svg:height="2.592cm" svg:x="1.28cm" svg:y="1.593cm" presentation:class="title" presentation:user-transformed="true">
          <draw:text-box>
            <text:p text:style-name="P3"><text:span text:style-name="T3">Challenges</text:span><text:span text:style-name="T3"><text:tab/></text:span></text:p>
          </draw:text-box>
        </draw:frame>
        <draw:frame draw:name="Shape 73" presentation:style-name="pr2" draw:text-style-name="P4" draw:layer="layout" svg:width="22.838cm" svg:height="8.765cm" svg:x="1.045cm" svg:y="5.26cm" presentation:class="subtitle" presentation:user-transformed="true">
          <draw:text-box>
            <text:list text:style-name="L3">
              <text:list-item>
                <text:p text:style-name="P6"><text:span text:style-name="T2">Learning how to use ML in NLP.</text:span></text:p>
              </text:list-item>
              <text:list-item>
                <text:p text:style-name="P6"><text:span text:style-name="T2">Collecting large amount of annotated data to train the classifier.</text:span></text:p>
              </text:list-item>
              <text:list-item>
                <text:p text:style-name="P6"><text:span text:style-name="T2">Learning python based ML libraries to make a basic classifier.</text:span></text:p>
              </text:list-item>
              <text:list-item>
                <text:p text:style-name="P6"><text:span text:style-name="T2">Getting use to twitter apis to retrieve tweets(Collection of data).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78" presentation:style-name="pr1" draw:text-style-name="P2" draw:layer="layout" svg:width="22.838cm" svg:height="2.592cm" svg:x="1.28cm" svg:y="0.79cm" presentation:class="title" presentation:user-transformed="true">
          <draw:text-box>
            <text:p text:style-name="P3"><text:span text:style-name="T3">Work done so far</text:span></text:p>
          </draw:text-box>
        </draw:frame>
        <draw:frame draw:name="Shape 79" presentation:style-name="pr2" draw:text-style-name="P4" draw:layer="layout" svg:width="22.838cm" svg:height="10.037cm" svg:x="1.28cm" svg:y="3.384cm" presentation:class="subtitle" presentation:user-transformed="true">
          <draw:text-box>
            <text:list text:style-name="L4">
              <text:list-item>
                <text:p text:style-name="P6"><text:span text:style-name="T4">Learnt to use keras library to build a CNN based classifier.</text:span></text:p>
              </text:list-item>
              <text:list-item>
                <text:p text:style-name="P6"><text:span text:style-name="T4">Gathered annotated twitter data which tells that a tweet contains hate speech or not.</text:span></text:p>
              </text:list-item>
              <text:list-item>
                <text:p text:style-name="P6"><text:span text:style-name="T4">Built a CNN based classifier using keras library on top of that data to classify if a given tweet is hate speech or not.</text:span></text:p>
              </text:list-item>
              <text:list-item>
                <text:p text:style-name="P6"><text:span text:style-name="T4">Wrote code to clean the datasource to retrieve tweet ids.</text:span></text:p>
              </text:list-item>
              <text:list-item>
                <text:p text:style-name="P6"><text:span text:style-name="T4">Wrote a code to retrieve tweets using the tweet ids. 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84" presentation:style-name="pr1" draw:text-style-name="P2" draw:layer="layout" svg:width="22.838cm" svg:height="2.592cm" svg:x="1.28cm" svg:y="0.652cm" presentation:class="title" presentation:user-transformed="true">
          <draw:text-box>
            <text:p text:style-name="P3"><text:span text:style-name="T3">Future Plan</text:span></text:p>
          </draw:text-box>
        </draw:frame>
        <draw:frame draw:name="Shape 85" presentation:style-name="pr2" draw:text-style-name="P4" draw:layer="layout" svg:width="22.838cm" svg:height="8.765cm" svg:x="1.28cm" svg:y="4.187cm" presentation:class="subtitle" presentation:user-transformed="true">
          <draw:text-box>
            <text:p text:style-name="P3"><text:span text:style-name="T2">1. I will learn more about the keras library and how to use it efficiently.</text:span></text:p>
            <text:p text:style-name="P3"><text:span text:style-name="T2">2. Will incorporate one or two more features in my model to make this classifier more accurate.</text:span></text:p>
            <text:p text:style-name="P3"><text:span text:style-name="T2">3. I will now collect more data from twitter and will run my classifier on top of that.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90" presentation:style-name="pr1" draw:text-style-name="P2" draw:layer="layout" svg:width="22.838cm" svg:height="2.592cm" svg:x="1.28cm" svg:y="1.59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91" presentation:style-name="pr2" draw:text-style-name="P4" draw:layer="layout" svg:width="22.838cm" svg:height="9.032cm" svg:x="1.057cm" svg:y="4.43cm" presentation:class="subtitle" presentation:user-transformed="true">
          <draw:text-box>
            <text:p text:style-name="P3"><text:span text:style-name="T5">Research papers</text:span></text:p>
            <text:p text:style-name="P3"><text:span text:style-name="T2">1)Using Convolutional Neural Networks to Classify Hate-Speech Björn Gambäck and Utpal Kumar Sikdar(ACLW).</text:span></text:p>
            <text:p text:style-name="P3"><text:span text:style-name="T2">2)Deep Learning for Hate Speech Detection in Tweets. <text:s/>Pinkesh Badjatiya, Shashank Gupta , Manish Gupta, Vasudeva Varma.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"/>
    <meta:generator>LibreOfficeDev/5.1.0.3$Linux_X86_64 LibreOffice_project/</meta:generator>
  </office:meta>
</office:document-meta>
</file>